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58c" officeooo:paragraph-rsid="0002158c"/>
    </style:style>
    <style:style style:name="P2" style:family="paragraph" style:parent-style-name="Standard">
      <style:paragraph-properties>
        <style:tab-stops>
          <style:tab-stop style:position="0.3752in"/>
        </style:tab-stops>
      </style:paragraph-properties>
      <style:text-properties officeooo:rsid="0002158c" officeooo:paragraph-rsid="0002158c"/>
    </style:style>
    <style:style style:name="P3" style:family="paragraph" style:parent-style-name="Standard">
      <style:paragraph-properties>
        <style:tab-stops>
          <style:tab-stop style:position="0.3752in"/>
        </style:tab-stops>
      </style:paragraph-properties>
      <style:text-properties officeooo:rsid="0002158c" officeooo:paragraph-rsid="0002158c"/>
    </style:style>
    <style:style style:name="P4" style:family="paragraph" style:parent-style-name="Standard">
      <style:paragraph-properties>
        <style:tab-stops>
          <style:tab-stop style:position="0.3752in"/>
        </style:tab-stops>
      </style:paragraph-properties>
      <style:text-properties officeooo:rsid="0002e7bb" officeooo:paragraph-rsid="0002e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L(O) = [O, object]</text:p>
      <text:p text:style-name="P1"/>
      <text:p text:style-name="P1">L(A) = [A]+merge(L(O), [O])= [A, O, o]</text:p>
      <text:p text:style-name="P1">L(B) = [B]+merge(L(O), [O])= [B, O, o]</text:p>
      <text:p text:style-name="P1">L(C) = [C]+merge(L(O), [O])= [C, O, o]</text:p>
      <text:p text:style-name="P1"/>
      <text:p text:style-name="P1">L(D) = [D]+ merge(L(A), L(B), [A,B])</text:p>
      <text:p text:style-name="P2"><text:tab/>= [D] + merge([A, O, o], [B, O, o], [A,B])</text:p>
      <text:p text:style-name="P2"><text:tab/>= [D, A] + merge([O, o], [B,O,o], [B])</text:p>
      <text:p text:style-name="P2"><text:tab/>= [D, A, B] + merge([O, o], [O, o], [])</text:p>
      <text:p text:style-name="P2"><text:tab/>= [D, A, B, O, o]</text:p>
      <text:p text:style-name="P2"/>
      <text:p text:style-name="P1">L(E) = [E]+ merge(L(A), L(C), [A,C])</text:p>
      <text:p text:style-name="P2"><text:tab/>= [E] + merge([A, O, o], [C, O, o], [A,C])</text:p>
      <text:p text:style-name="P2"><text:tab/>= [E, A] + merge([O, o], [C,O,o], [C])</text:p>
      <text:p text:style-name="P2"><text:tab/>= [E, A, C] + merge([O, o], [O, o], [])</text:p>
      <text:p text:style-name="P2"><text:tab/>= [E, A, C, O, o]</text:p>
      <text:p text:style-name="P2"/>
      <text:p text:style-name="P2">L(F)<text:tab/>= [F] + merge(L(D), L(E), [D,E])</text:p>
      <text:p text:style-name="P2"><text:tab/>= [F] + merge([D, A, B, O, o], [E, A, C, O, o], [D,E])</text:p>
      <text:p text:style-name="P2"><text:tab/>= [F, D] + merge([A, B, O, o], [E, A, C, O, o], [E])</text:p>
      <text:p text:style-name="P2"><text:tab/>= [F, D, E] + merge([A, B, O, o], [A, C, O, o], []) </text:p>
      <text:p text:style-name="P2"><text:tab/>= [F, D, E, A] + merge([B, O, o], [C, O, o])</text:p>
      <text:p text:style-name="P2"><text:tab/>= … = [F, D, E, A, B, C, O, o]</text:p>
      <text:p text:style-name="P2"/>
      <text:p text:style-name="P4">b) x ==&gt; D ==&gt; A.foo()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0:19:49.682656803</meta:creation-date>
    <meta:generator>LibreOffice/6.4.6.2$Linux_X86_64 LibreOffice_project/40$Build-2</meta:generator>
    <dc:date>2020-10-14T10:30:12.805429852</dc:date>
    <meta:editing-duration>PT10M24S</meta:editing-duration>
    <meta:editing-cycles>2</meta:editing-cycles>
    <meta:document-statistic meta:table-count="0" meta:image-count="0" meta:object-count="0" meta:page-count="1" meta:paragraph-count="22" meta:word-count="184" meta:character-count="782" meta:non-whitespace-character-count="606"/>
  </office:meta>
</office:document-meta>
</file>